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33673964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32cm" svg:height="1.348cm" svg:x="6.628cm" svg:y="13.295cm">
          <draw:image xlink:href="Pictures/100000000000013B00000033673964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document-statistic meta:object-count="1"/>
    <meta:generator>OpenOffice.org/3.1$Linux OpenOffice.org_project/310m19$Build-9420</meta:generator>
  </office:meta>
</office:document-meta>
</file>